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'0 = intro, 1 = beg, 2 = int, 3 = adv, 4 = master, 5 = fu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ting Ready: Installation &amp; Configur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st React App (Create React App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ifying Project Stru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 Compon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yl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pes of Compon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JS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loper console &amp; Redux Developer Too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tualD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 Review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al Ren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map, lists &amp; 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ling 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d v Uncontrol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ful v P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 React CH3</text:p>
          </table:table-cell>
        </table:table-row>
        <table:table-row table:style-name="ro1">
          <table:table-cell/>
          <table:table-cell office:value-type="string" calcext:value-type="string">
            <text:p>ternary codition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ing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ing Bootstra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names ?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ing &amp;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e-cycle Ev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tabil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.child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ine sty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 and Dro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morphic react applic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 Bootstra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icolons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JSX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ttributes in Expressions</text:p>
          </table:table-cell>
        </table:table-row>
        <table:table-row table:style-name="ro1">
          <table:table-cell office:value-type="string" calcext:value-type="string">
            <text:p>Conditional rendering</text:p>
          </table:table-cell>
        </table:table-row>
        <table:table-row table:style-name="ro1">
          <table:table-cell office:value-type="string" calcext:value-type="string">
            <text:p>Boolean attributes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ass v className</text:p>
          </table:table-cell>
        </table:table-row>
        <table:table-row table:style-name="ro1">
          <table:table-cell office:value-type="string" calcext:value-type="string">
            <text:p>for v htmlFor</text:p>
          </table:table-cell>
        </table:table-row>
        <table:table-row table:style-name="ro1">
          <table:table-cell office:value-type="string" calcext:value-type="string">
            <text:p>HTML Entities</text:p>
          </table:table-cell>
        </table:table-row>
        <table:table-row table:style-name="ro1">
          <table:table-cell office:value-type="string" calcext:value-type="string">
            <text:p>Unicode strings \u0260e</text:p>
          </table:table-cell>
        </table:table-row>
        <table:table-row table:style-name="ro1">
          <table:table-cell office:value-type="string" calcext:value-type="string">
            <text:p>Blank space</text:p>
          </table:table-cell>
        </table:table-row>
      </table:table>
      <table:table table:name="Class 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lifecycle</text:p>
          </table:table-cell>
        </table:table-row>
        <table:table-row table:style-name="ro1">
          <table:table-cell office:value-type="string" calcext:value-type="string">
            <text:p>render()</text:p>
          </table:table-cell>
        </table:table-row>
        <table:table-row table:style-name="ro1">
          <table:table-cell office:value-type="string" calcext:value-type="string">
            <text:p>constructor</text:p>
          </table:table-cell>
        </table:table-row>
        <table:table-row table:style-name="ro1">
          <table:table-cell office:value-type="string" calcext:value-type="string">
            <text:p>setState</text:p>
          </table:table-cell>
        </table:table-row>
      </table:table>
      <table:table table:name="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Naming convention</text:p>
          </table:table-cell>
        </table:table-row>
        <table:table-row table:style-name="ro1">
          <table:table-cell office:value-type="string" calcext:value-type="string">
            <text:p>Component Hierarchy</text:p>
          </table:table-cell>
        </table:table-row>
      </table:table>
      <table:named-expressions/>
      <table:database-ranges>
        <table:database-range table:name="__Anonymous_Sheet_DB__0" table:target-range-address="Sheet1.B3:Sheet1.D3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0:01.779543295</meta:creation-date>
    <dc:date>2017-10-18T12:36:23.244560262</dc:date>
    <meta:editing-duration>PT13H35M27S</meta:editing-duration>
    <meta:editing-cycles>12</meta:editing-cycles>
    <meta:generator>LibreOffice/5.1.6.2$Linux_X86_64 LibreOffice_project/10m0$Build-2</meta:generator>
    <meta:document-statistic meta:table-count="4" meta:cell-count="99" meta:object-count="0"/>
  </office:meta>
</office:document-meta>
</file>